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9.606cm" table:align="left"/>
    </style:style>
    <style:style style:name="Таблица1.A" style:family="table-column">
      <style:table-column-properties style:column-width="2.251cm"/>
    </style:style>
    <style:style style:name="Таблица1.B" style:family="table-column">
      <style:table-column-properties style:column-width="2.951cm"/>
    </style:style>
    <style:style style:name="Таблица1.C" style:family="table-column">
      <style:table-column-properties style:column-width="4.404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8.712cm" table:align="left"/>
    </style:style>
    <style:style style:name="Таблица2.A" style:family="table-column">
      <style:table-column-properties style:column-width="5.616cm"/>
    </style:style>
    <style:style style:name="Таблица2.B" style:family="table-column">
      <style:table-column-properties style:column-width="3.096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Heading_20_3" style:list-style-name="L1"/>
    <style:style style:name="P2" style:family="paragraph" style:parent-style-name="Heading_20_4" style:list-style-name="L1"/>
    <style:style style:name="P3" style:family="paragraph" style:parent-style-name="Horizontal_20_Line" style:list-style-name="L1"/>
    <style:style style:name="P4" style:family="paragraph" style:parent-style-name="Table_20_Contents">
      <style:text-properties officeooo:paragraph-rsid="001faf24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T1" style:family="text">
      <style:text-properties officeooo:rsid="001ebe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🪱 Worm Propagation Visualization Project Documentation</text:h>
      <text:p text:style-name="Horizontal_20_Line"/>
      <text:h text:style-name="Heading_20_2" text:outline-level="2">1. Project Overview</text:h>
      <text:p text:style-name="Text_20_body">Този проект симулира разпространението на два компютърни червея в контролирана, виртуализирана и сегментирана мрежова среда. Той включва:</text:p>
      <text:list text:style-name="L11">
        <text:list-item>
          <text:p text:style-name="P15">Реалистична симулация на червеи (Code Red &amp; Voyager)</text:p>
        </text:list-item>
        <text:list-item>
          <text:p text:style-name="P15">Мониторинг на заразяване в реално време</text:p>
        </text:list-item>
        <text:list-item>
          <text:p text:style-name="P15">Визуализация на заразата</text:p>
        </text:list-item>
        <text:list-item>
          <text:p text:style-name="P15">Механизми за изолация и контрол</text:p>
        </text:list-item>
      </text:list>
      <text:p text:style-name="Horizontal_20_Line"/>
      <text:h text:style-name="Heading_20_2" text:outline-level="2">2. Completed Phases</text:h>
      <text:h text:style-name="Heading_20_3" text:outline-level="3">📘 Research and Planning</text:h>
      <text:h text:style-name="Heading_20_4" text:outline-level="4">Червеи:</text:h>
      <text:list text:style-name="L12">
        <text:list-item>
          <text:p text:style-name="P16"><text:span text:style-name="Strong_20_Emphasis">Code Red</text:span></text:p>
          <text:list>
            <text:list-item>
              <text:p text:style-name="P16">CVE: CVE-2001-0500</text:p>
            </text:list-item>
            <text:list-item>
              <text:p text:style-name="P16">Target: Microsoft IIS</text:p>
            </text:list-item>
            <text:list-item>
              <text:p text:style-name="P16">Разпространение: HTTP GET exploit</text:p>
            </text:list-item>
          </text:list>
        </text:list-item>
        <text:list-item>
          <text:p text:style-name="P16"><text:span text:style-name="Strong_20_Emphasis">Voyager (Conficker-like Oracle Worm)</text:span></text:p>
          <text:list>
            <text:list-item>
              <text:p text:style-name="P16">CVE: CVE-2004-0637</text:p>
            </text:list-item>
            <text:list-item>
              <text:p text:style-name="P16">Target: Oracle 9i/10g</text:p>
            </text:list-item>
            <text:list-item>
              <text:p text:style-name="P16">Разпространение: SQL Injection чрез TCP/1521</text:p>
            </text:list-item>
          </text:list>
        </text:list-item>
      </text:list>
      <text:h text:style-name="Heading_20_4" text:outline-level="4">Изолация и дизайн:</text:h>
      <text:list text:style-name="L13">
        <text:list-item>
          <text:p text:style-name="P17">Vagrant + VirtualBox</text:p>
        </text:list-item>
        <text:list-item>
          <text:p text:style-name="P17">Host-only мрежи</text:p>
        </text:list-item>
        <text:list-item>
          <text:p text:style-name="P17">Планиране с Cisco Packet Tracer</text:p>
        </text:list-item>
        <text:list-item>
          <text:p text:style-name="P17">Разделяне по роли: web, oracle, bridge, monitor</text:p>
        </text:list-item>
      </text:list>
      <text:p text:style-name="Horizontal_20_Line"/>
      <text:h text:style-name="Heading_20_2" text:outline-level="2"><text:soft-page-break/>3. Virtual Network Architecture</text:h>
      <text:h text:style-name="Heading_20_3" text:outline-level="3">Subnets &amp; Roles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Segment</text:p>
            </table:table-cell>
            <table:table-cell table:style-name="Таблица1.A1" office:value-type="string">
              <text:p text:style-name="Table_20_Heading">Subnet</text:p>
            </table:table-cell>
            <table:table-cell table:style-name="Таблица1.A1" office:value-type="string">
              <text:p text:style-name="Table_20_Heading">Role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Web-net</text:p>
          </table:table-cell>
          <table:table-cell table:style-name="Таблица1.A1" office:value-type="string">
            <text:p text:style-name="Table_20_Contents">192.168.56.0/24</text:p>
          </table:table-cell>
          <table:table-cell table:style-name="Таблица1.A1" office:value-type="string">
            <text:p text:style-name="Table_20_Contents">Target на Code Red</text:p>
          </table:table-cell>
        </table:table-row>
        <table:table-row>
          <table:table-cell table:style-name="Таблица1.A1" office:value-type="string">
            <text:p text:style-name="Table_20_Contents">Oracle-net</text:p>
          </table:table-cell>
          <table:table-cell table:style-name="Таблица1.A1" office:value-type="string">
            <text:p text:style-name="Table_20_Contents">192.168.57.0/24</text:p>
          </table:table-cell>
          <table:table-cell table:style-name="Таблица1.A1" office:value-type="string">
            <text:p text:style-name="Table_20_Contents">Target на Voyager</text:p>
          </table:table-cell>
        </table:table-row>
        <table:table-row>
          <table:table-cell table:style-name="Таблица1.A1" office:value-type="string">
            <text:p text:style-name="Table_20_Contents">Bridge-net</text:p>
          </table:table-cell>
          <table:table-cell table:style-name="Таблица1.A1" office:value-type="string">
            <text:p text:style-name="Table_20_Contents">192.168.59.0/24</text:p>
          </table:table-cell>
          <table:table-cell table:style-name="Таблица1.A1" office:value-type="string">
            <text:p text:style-name="Table_20_Contents">Кръстосано движение</text:p>
          </table:table-cell>
        </table:table-row>
        <table:table-row>
          <table:table-cell table:style-name="Таблица1.A1" office:value-type="string">
            <text:p text:style-name="Table_20_Contents">Monitor-net</text:p>
          </table:table-cell>
          <table:table-cell table:style-name="Таблица1.A1" office:value-type="string">
            <text:p text:style-name="Table_20_Contents">192.168.60.0/24</text:p>
          </table:table-cell>
          <table:table-cell table:style-name="Таблица1.A1" office:value-type="string">
            <text:p text:style-name="Table_20_Contents">Мониторинг и контрол</text:p>
          </table:table-cell>
        </table:table-row>
      </table:table>
      <text:p text:style-name="Text_20_body"/>
      <text:h text:style-name="Heading_20_3" text:outline-level="3">VMs:</text:h>
      <text:list text:style-name="L14">
        <text:list-item>
          <text:p text:style-name="P18"><text:span text:style-name="Strong_20_Emphasis">web1–web6</text:span>: Уязвими IIS сървъри</text:p>
        </text:list-item>
        <text:list-item>
          <text:p text:style-name="P18"><text:span text:style-name="Strong_20_Emphasis">oracle1–oracle5</text:span>: Oracle 9i/10g бази</text:p>
        </text:list-item>
        <text:list-item>
          <text:p text:style-name="P18"><text:span text:style-name="Strong_20_Emphasis">bridge1, bridge2</text:span>: Свързват сегментите</text:p>
        </text:list-item>
        <text:list-item>
          <text:p text:style-name="P18"><text:span text:style-name="Strong_20_Emphasis">monitor, control</text:span>: Наблюдение, администриране</text:p>
        </text:list-item>
      </text:list>
      <text:p text:style-name="Horizontal_20_Line"/>
      <text:h text:style-name="Heading_20_2" text:outline-level="2">4. Scripts and Automation</text:h>
      <text:list text:style-name="L15">
        <text:list-item>
          <text:p text:style-name="P19"><text:span text:style-name="Source_20_Text">common.sh</text:span>: Инсталира системни пакети, създава директории, подготвя среда</text:p>
        </text:list-item>
        <text:list-item>
          <text:p text:style-name="P19"><text:span text:style-name="Source_20_Text">codeRed.py</text:span>: Симулира зараза по web-мрежата</text:p>
        </text:list-item>
        <text:list-item>
          <text:p text:style-name="P19"><text:span text:style-name="Source_20_Text">voyager.py</text:span>: Симулира зараза в oracle-сегмента</text:p>
        </text:list-item>
        <text:list-item>
          <text:p text:style-name="P19"><text:span text:style-name="Source_20_Text">monitor.py</text:span>: Чете логове в реално време</text:p>
        </text:list-item>
        <text:list-item>
          <text:p text:style-name="P19"><text:span text:style-name="Source_20_Text">visualizer.py</text:span>: Рисува текущата зараза по данни от логовете</text:p>
        </text:list-item>
        <text:list-item>
          <text:p text:style-name="P19"><text:span text:style-name="Source_20_Text">setup.sh</text:span>: Централизирано пускане на скриптове и мониторинг</text:p>
        </text:list-item>
      </text:list>
      <text:p text:style-name="Horizontal_20_Line"/>
      <text:h text:style-name="Heading_20_2" text:outline-level="2">5. Monitoring and Visualization</text:h>
      <text:list text:style-name="L16">
        <text:list-item>
          <text:p text:style-name="P20"><text:span text:style-name="Strong_20_Emphasis">Мониторинг</text:span> (<text:span text:style-name="Source_20_Text">monitor.py</text:span>):</text:p>
          <text:list>
            <text:list-item>
              <text:p text:style-name="P20">Следи <text:span text:style-name="Source_20_Text">code_red.log</text:span> и <text:span text:style-name="Source_20_Text">voyager.log</text:span> в реално време</text:p>
            </text:list-item>
            <text:list-item>
              <text:p text:style-name="P20">Отделно за всеки червей</text:p>
            </text:list-item>
          </text:list>
        </text:list-item>
        <text:list-item>
          <text:p text:style-name="P20"><text:span text:style-name="Strong_20_Emphasis">Визуализация</text:span> (<text:span text:style-name="Source_20_Text">visualizer.py</text:span>):</text:p>
          <text:list>
            <text:list-item>
              <text:p text:style-name="P20">Използва <text:span text:style-name="Source_20_Text">NetworkX</text:span> и <text:span text:style-name="Source_20_Text">Matplotlib</text:span></text:p>
            </text:list-item>
            <text:list-item>
              <text:p text:style-name="P20">Оцветява заразените възли</text:p>
            </text:list-item>
            <text:list-item>
              <text:p text:style-name="P20">По избор: обновява при нова зараза</text:p>
            </text:list-item>
          </text:list>
        </text:list-item>
      </text:list>
      <text:p text:style-name="Horizontal_20_Line"/>
      <text:h text:style-name="Heading_20_2" text:outline-level="2"><text:soft-page-break/>6. Testing and Validation</text:h>
      <text:list text:style-name="L17">
        <text:list-item>
          <text:p text:style-name="P21">✅ <text:span text:style-name="Strong_20_Emphasis">Containment Tests</text:span>: Проверено, че VM-ите нямат външна връзка</text:p>
        </text:list-item>
        <text:list-item>
          <text:p text:style-name="P21">✅ <text:span text:style-name="Strong_20_Emphasis">Functional Tests</text:span>: Заразата се разпространява, логовете се попълват</text:p>
        </text:list-item>
        <text:list-item>
          <text:p text:style-name="P21">🔄 <text:span text:style-name="Strong_20_Emphasis">Reset Mechanism</text:span> (в процес):</text:p>
          <text:list>
            <text:list-item>
              <text:p text:style-name="P21"><text:span text:style-name="Source_20_Text">vagrant snapshot</text:span></text:p>
            </text:list-item>
            <text:list-item>
              <text:p text:style-name="P21">Или ръчно през <text:span text:style-name="Source_20_Text">reset.sh</text:span></text:p>
            </text:list-item>
          </text:list>
        </text:list-item>
      </text:list>
      <text:h text:style-name="Heading_20_2" text:outline-level="2">7. Remaining Tasks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Task</text:p>
            </table:table-cell>
            <table:table-cell table:style-name="Таблица2.A1" office:value-type="string">
              <text:p text:style-name="Table_20_Heading">Status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Финализиране на monitor.py</text:p>
          </table:table-cell>
          <table:table-cell table:style-name="Таблица2.A1" office:value-type="string">
            <text:p text:style-name="Table_20_Contents">✅ Завършен</text:p>
          </table:table-cell>
        </table:table-row>
        <table:table-row>
          <table:table-cell table:style-name="Таблица2.A1" office:value-type="string">
            <text:p text:style-name="Table_20_Contents">Финализиране на visualizer.py</text:p>
          </table:table-cell>
          <table:table-cell table:style-name="Таблица2.A1" office:value-type="string">
            <text:p text:style-name="Table_20_Contents">✅ Завършен</text:p>
          </table:table-cell>
        </table:table-row>
        <table:table-row>
          <table:table-cell table:style-name="Таблица2.A1" office:value-type="string">
            <text:p text:style-name="Table_20_Contents">DFS анимация на заразата</text:p>
          </table:table-cell>
          <table:table-cell table:style-name="Таблица2.A1" office:value-type="string">
            <text:p text:style-name="P4">✅ Завършен</text:p>
          </table:table-cell>
        </table:table-row>
        <table:table-row>
          <table:table-cell table:style-name="Таблица2.A1" office:value-type="string">
            <text:p text:style-name="Table_20_Contents">Демонстрационно видео</text:p>
          </table:table-cell>
          <table:table-cell table:style-name="Таблица2.A1" office:value-type="string">
            <text:p text:style-name="P4">✅ Завършен</text:p>
          </table:table-cell>
        </table:table-row>
        <table:table-row>
          <table:table-cell table:style-name="Таблица2.A1" office:value-type="string">
            <text:p text:style-name="Table_20_Contents">Финален доклад/отчет</text:p>
          </table:table-cell>
          <table:table-cell table:style-name="Таблица2.A1" office:value-type="string">
            <text:p text:style-name="Table_20_Contents">✅ Готов</text:p>
          </table:table-cell>
        </table:table-row>
        <table:table-row>
          <table:table-cell table:style-name="Таблица2.A1" office:value-type="string">
            <text:p text:style-name="Table_20_Contents">Обобщение на AI помощта</text:p>
          </table:table-cell>
          <table:table-cell table:style-name="Таблица2.A1" office:value-type="string">
            <text:p text:style-name="Table_20_Contents">✅ Завършено</text:p>
          </table:table-cell>
        </table:table-row>
      </table:table>
      <text:h text:style-name="Heading_20_2" text:outline-level="2">8. Containment Strategy</text:h>
      <text:list text:style-name="L18">
        <text:list-item>
          <text:p text:style-name="P22">Host-only мрежи</text:p>
        </text:list-item>
        <text:list-item>
          <text:p text:style-name="P22">Без интернет, NAT, bridge или споделени папки</text:p>
        </text:list-item>
        <text:list-item>
          <text:p text:style-name="P22">Контрол само през monitor/control</text:p>
        </text:list-item>
        <text:list-item>
          <text:p text:style-name="P22">pfSense VM (по избор) за бъдещо ниво на контрол</text:p>
        </text:list-item>
        <text:list-item>
          <text:p text:style-name="P22">Само bridge VM-ите имат мулти-сегментен достъп</text:p>
        </text:list-item>
      </text:list>
      <text:p text:style-name="Horizontal_20_Line"/>
      <text:h text:style-name="Heading_20_2" text:outline-level="2">9. Resource Management</text:h>
      <text:list text:style-name="L19">
        <text:list-item>
          <text:p text:style-name="P23">Стартиране на VM-и на групи</text:p>
        </text:list-item>
        <text:list-item>
          <text:p text:style-name="P23">RAM ≤ 384MB на VM</text:p>
        </text:list-item>
        <text:list-item>
          <text:p text:style-name="P23">Спиране на неизползвани машини</text:p>
        </text:list-item>
        <text:list-item>
          <text:p text:style-name="P23">Snapshot-и за бързо възстановяване</text:p>
        </text:list-item>
      </text:list>
      <text:h text:style-name="Heading_20_3" text:outline-level="3">10. AI Usage</text:h>
      <text:list text:style-name="L10">
        <text:list-item>
          <text:p text:style-name="P14">ChatGPT used for:</text:p>
          <text:list>
            <text:list-item>
              <text:p text:style-name="P14">Script <text:span text:style-name="T1">fixing </text:span>and provisioning help</text:p>
            </text:list-item>
            <text:list-item>
              <text:p text:style-name="P14">Security containment ideas</text:p>
            </text:list-item>
            <text:list-item>
              <text:p text:style-name="P14">Network architecture validation</text:p>
            </text:list-item>
            <text:list-item>
              <text:p text:style-name="P14"><text:soft-page-break/>Drafting of documentation</text:p>
            </text:list-item>
          </text:list>
        </text:list-item>
        <text:list-item>
          <text:p text:style-name="P14">All results <text:span text:style-name="Strong_20_Emphasis">reviewed manually</text:span> before implementation</text:p>
        </text:list-item>
        <text:list-item>
          <text:p text:style-name="P14">The AI used <text:span text:style-name="Strong_20_Emphasis">only for assistance</text:span>, not decision-making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1:38:51.309540560</meta:creation-date>
    <dc:date>2025-05-23T16:31:05.594940801</dc:date>
    <meta:editing-duration>PT17M7S</meta:editing-duration>
    <meta:editing-cycles>2</meta:editing-cycles>
    <meta:generator>LibreOffice/24.2.7.2$Linux_X86_64 LibreOffice_project/420$Build-2</meta:generator>
    <meta:document-statistic meta:table-count="2" meta:image-count="0" meta:object-count="0" meta:page-count="4" meta:paragraph-count="100" meta:word-count="433" meta:character-count="2794" meta:non-whitespace-character-count="2517"/>
  </office:meta>
</office:document-meta>
</file>